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5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2.917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3.02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row table:style-name="ro1">
          <table:table-cell office:value-type="float" office:value="1.2">
            <text:p>1,2</text:p>
          </table:table-cell>
          <table:table-cell office:value-type="string">
            <text:p>Titane</text:p>
          </table:table-cell>
          <table:table-cell office:value-type="string">
            <text:p>Fer</text:p>
          </table:table-cell>
          <table:table-cell office:value-type="string">
            <text:p>Torium</text:p>
          </table:table-cell>
          <table:table-cell office:value-type="string">
            <text:p>Heluim3</text:p>
          </table:table-cell>
          <table:table-cell office:value-type="string">
            <text:p>Acier</text:p>
          </table:table-cell>
          <table:table-cell table:number-columns-repeated="2"/>
        </table:table-row>
        <table:table-row table:style-name="ro2">
          <table:table-cell office:value-type="string">
            <text:p>Niveau 1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roduction/s</text:p>
          </table:table-cell>
          <table:table-cell office:value-type="string">
            <text:p>(50*(1,2^n)*Tt)/60</text:p>
          </table:table-cell>
          <table:table-cell office:value-type="string">
            <text:p>(45*(1,2^n)*Tf)/60</text:p>
          </table:table-cell>
          <table:table-cell office:value-type="string">
            <text:p>(40*(1,2^n)*Tto)/60</text:p>
          </table:table-cell>
          <table:table-cell office:value-type="string">
            <text:p>(35*(1,2^n)*Th)/60</text:p>
          </table:table-cell>
          <table:table-cell office:value-type="string">
            <text:p>(30*(1,2^n)*Ta)/60</text:p>
          </table:table-cell>
          <table:table-cell table:number-columns-repeated="2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eui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22/04/2014</text:date>, <text:time>00:4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1T20:28:46.72</meta:creation-date>
    <dc:date>2014-04-22T00:47:48.71</dc:date>
    <meta:editing-duration>PT3H48M31S</meta:editing-duration>
    <meta:editing-cycles>1</meta:editing-cycles>
    <meta:document-statistic meta:table-count="3" meta:cell-count="18" meta:object-count="0"/>
    <meta:generator>OpenOffice/4.0.1$Win32 OpenOffice.org_project/401m5$Build-9714</meta:generator>
  </office:meta>
</office:document-meta>
</file>